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99000001F75351E436798B1DF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sl" fo:country="SI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language="sl" fo:country="SI" officeooo:rsid="001234ab" officeooo:paragraph-rsid="001234ab"/>
    </style:style>
    <style:style style:name="P3" style:family="paragraph" style:parent-style-name="Heading_20_4">
      <style:text-properties fo:language="sl" fo:country="SI" officeooo:rsid="00154703" officeooo:paragraph-rsid="00154703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sl" fo:country="SI" officeooo:paragraph-rsid="0012fc3a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sl" fo:country="SI" officeooo:paragraph-rsid="001234ab"/>
    </style:style>
    <style:style style:name="P6" style:family="paragraph" style:parent-style-name="Text_20_body">
      <style:text-properties fo:language="sl" fo:country="SI" officeooo:rsid="001a3bd9" officeooo:paragraph-rsid="0012fc3a"/>
    </style:style>
    <style:style style:name="P7" style:family="paragraph" style:parent-style-name="Text_20_body">
      <style:text-properties fo:language="sl" fo:country="SI" officeooo:rsid="00255c5c" officeooo:paragraph-rsid="0012fc3a"/>
    </style:style>
    <style:style style:name="P8" style:family="paragraph" style:parent-style-name="Text_20_body">
      <style:text-properties fo:language="sl" fo:country="SI" officeooo:paragraph-rsid="00154703"/>
    </style:style>
    <style:style style:name="T1" style:family="text">
      <style:text-properties officeooo:rsid="0024d5b4"/>
    </style:style>
    <style:style style:name="T2" style:family="text">
      <style:text-properties officeooo:rsid="0012fc3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4703"/>
    </style:style>
    <style:style style:name="T5" style:family="text">
      <style:text-properties officeooo:rsid="001458df"/>
    </style:style>
    <style:style style:name="T6" style:family="text">
      <style:text-properties officeooo:rsid="00154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P2" text:outline-level="1">SIPV osebno tedensko poročilo <text:span text:style-name="T2">2</text:span></text:h>
      <text:p text:style-name="P5"/>
      <text:h text:style-name="P3" text:outline-level="4">Delo v skupini</text:h>
      <text:p text:style-name="P8"><text:span text:style-name="T6">Zaenkrat delo v skupini dela gladko. Pripomba, ki jo imam je da nekateri na sestanku komplicirajo o stvareh, ki še zaenkrat niso pomembne in vsekakor ni pomembno da o tem razglabljamo vsi člani skupine. Zato večina sestankov traja zelo dolgo. Po mojem mnenju bi se moralo o teh problemih pogovarjati znotraj mikroskupin.</text:span></text:p>
      <text:h text:style-name="P3" text:outline-level="4">Moje delo</text:h>
      <text:p text:style-name="P6"><text:span text:style-name="T5">Delal sem na aplikaciji za android. Moja naloga za ta teden je bila da ustvarim pogled aktivnost za ogled profesorjev, njihovih govorilnih ur in prostorov izvajanja. </text:span>Ustvaril sem <text:span text:style-name="T1">podatkovno strukturo za profesorja. Profesorja, prostor in čas njegovih govorilnih ur prikazujem na RecyclerViewu.</text:span></text:p>
      <text:p text:style-name="P7">Dodal sem Vrhnji meni za iskanje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839in" svg:y="-0.6252in" svg:width="1.448in" svg:height="0.7909in" draw:z-index="0"><draw:image xlink:href="Pictures/1000020100000399000001F75351E436798B1DF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20:22:04.148000000</meta:creation-date>
    <dc:date>2020-03-27T11:20:59.010000000</dc:date>
    <meta:editing-duration>PT17H28M59S</meta:editing-duration>
    <meta:editing-cycles>5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6" meta:word-count="110" meta:character-count="700" meta:non-whitespace-character-count="596"/>
  </office:meta>
</office:document-meta>
</file>